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7808b" officeooo:paragraph-rsid="0007808b"/>
    </style:style>
    <style:style style:name="T1" style:family="text">
      <style:text-properties officeooo:rsid="000780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REPORT</text:span></text:p>
      <text:p text:style-name="Standard"/>
      <text:p text:style-name="Standard"/>
      <text:p text:style-name="P1">1. Visualization</text:p>
      <text:p text:style-name="P1">2. Algorithms</text:p>
      <text:p text:style-name="P1">3. Inferences</text:p>
      <text:p text:style-name="P1">4. Packages use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9:18:23.543142496</meta:creation-date>
    <dc:date>2017-04-03T19:23:56.215848826</dc:date>
    <meta:editing-duration>PT5M33S</meta:editing-duration>
    <meta:editing-cycles>1</meta:editing-cycles>
    <meta:document-statistic meta:table-count="0" meta:image-count="0" meta:object-count="0" meta:page-count="1" meta:paragraph-count="5" meta:word-count="10" meta:character-count="68" meta:non-whitespace-character-count="59"/>
    <meta:generator>LibreOffice/5.2.6.2$Linux_X86_64 LibreOffice_project/20m0$Build-2</meta:generator>
  </office:meta>
</office:document-meta>
</file>